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val" svg:font-family="interval, verdan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language="en" fo:country="US" style:text-underline-style="solid" style:text-underline-width="auto" style:text-underline-color="font-color" officeooo:rsid="0014ebef" officeooo:paragraph-rsid="0014ebef" style:font-size-asian="15pt" style:font-size-complex="15pt"/>
    </style:style>
    <style:style style:name="P2" style:family="paragraph" style:parent-style-name="Standard">
      <style:text-properties style:font-name="Liberation Serif" fo:font-size="15pt" fo:language="en" fo:country="US" style:text-underline-style="none" officeooo:rsid="0014ebef" officeooo:paragraph-rsid="0014ebef" style:font-size-asian="15pt" style:font-size-complex="15pt"/>
    </style:style>
    <style:style style:name="P3" style:family="paragraph" style:parent-style-name="Standard">
      <style:text-properties style:font-name="Liberation Serif" fo:font-size="15pt" fo:language="en" fo:country="US" style:text-underline-style="none" officeooo:rsid="0016c3b1" officeooo:paragraph-rsid="0016c3b1" style:font-size-asian="15pt" style:font-size-complex="15pt"/>
    </style:style>
    <style:style style:name="P4" style:family="paragraph" style:parent-style-name="Standard">
      <style:text-properties style:font-name="Liberation Serif" fo:font-size="15pt" fo:language="en" fo:country="US" style:text-underline-style="none" officeooo:rsid="001c1da1" officeooo:paragraph-rsid="001c1da1" style:font-size-asian="15pt" style:font-size-complex="15pt"/>
    </style:style>
    <style:style style:name="P5" style:family="paragraph" style:parent-style-name="Standard">
      <style:text-properties style:font-name="Liberation Serif" fo:font-size="15pt" fo:language="en" fo:country="US" style:text-underline-style="none" officeooo:rsid="001d5e69" officeooo:paragraph-rsid="001d5e69" style:font-size-asian="15pt" style:font-size-complex="15pt"/>
    </style:style>
    <style:style style:name="P6" style:family="paragraph" style:parent-style-name="Standard">
      <style:text-properties style:font-name="Liberation Serif" fo:font-size="15pt" officeooo:paragraph-rsid="0014ebef" style:font-size-asian="15pt" style:font-size-complex="15pt"/>
    </style:style>
    <style:style style:name="P7" style:family="paragraph" style:parent-style-name="Standard">
      <style:text-properties style:font-name="Liberation Serif" fo:font-size="15pt" fo:language="en" fo:country="US" style:text-underline-style="none" officeooo:rsid="001d5e69" officeooo:paragraph-rsid="001d5e69" style:font-size-asian="15pt" style:font-size-complex="15pt"/>
    </style:style>
    <style:style style:name="P8" style:family="paragraph" style:parent-style-name="Standard">
      <style:text-properties style:font-name="Liberation Serif" fo:font-size="15pt" fo:language="en" fo:country="US" style:text-underline-style="none" officeooo:rsid="0016c3b1" officeooo:paragraph-rsid="0016c3b1" style:font-size-asian="15pt" style:font-size-complex="15pt"/>
    </style:style>
    <style:style style:name="P9" style:family="paragraph" style:parent-style-name="Standard">
      <style:text-properties style:font-name="Liberation Serif" fo:font-size="15pt" fo:language="en" fo:country="US" style:text-underline-style="none" officeooo:rsid="00204ede" officeooo:paragraph-rsid="00204ede" style:font-size-asian="15pt" style:font-size-complex="15pt"/>
    </style:style>
    <style:style style:name="P10" style:family="paragraph" style:parent-style-name="Standard">
      <style:text-properties style:font-name="Liberation Serif" fo:font-size="15pt" fo:language="en" fo:country="US" style:text-underline-style="none" officeooo:rsid="00204ede" officeooo:paragraph-rsid="00211418" style:font-size-asian="15pt" style:font-size-complex="15pt"/>
    </style:style>
    <style:style style:name="P11" style:family="paragraph" style:parent-style-name="Standard">
      <style:text-properties style:font-name="Liberation Serif" fo:font-size="15pt" fo:language="en" fo:country="US" style:text-underline-style="solid" style:text-underline-width="auto" style:text-underline-color="font-color" officeooo:rsid="0016c3b1" officeooo:paragraph-rsid="001f2100" style:font-size-asian="15pt" style:font-size-complex="15pt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15pt" fo:letter-spacing="normal" fo:language="en" fo:country="US" fo:font-style="normal" style:text-underline-style="none" fo:font-weight="normal" officeooo:rsid="0016c3b1" officeooo:paragraph-rsid="001f2100" style:font-size-asian="15pt" style:font-size-complex="15pt"/>
    </style:style>
    <style:style style:name="P13" style:family="paragraph" style:parent-style-name="Standard">
      <style:text-properties style:text-line-through-style="none" style:text-line-through-type="none" style:font-name="Liberation Serif" fo:font-size="15pt" fo:language="en" fo:country="US" style:text-underline-style="none" officeooo:rsid="0016c3b1" officeooo:paragraph-rsid="0016c3b1" style:font-size-asian="15pt" style:font-size-complex="15pt"/>
    </style:style>
    <style:style style:name="T1" style:family="text">
      <style:text-properties fo:font-variant="normal" fo:text-transform="none" fo:color="#404040" fo:letter-spacing="normal" fo:language="en" fo:country="US" fo:font-style="normal" style:text-underline-style="none" fo:font-weight="bold" officeooo:rsid="0014ebef" style:font-weight-asian="bold" style:font-weight-complex="bold"/>
    </style:style>
    <style:style style:name="T2" style:family="text">
      <style:text-properties fo:language="en" fo:country="US" style:text-underline-style="none" officeooo:rsid="0014ebef"/>
    </style:style>
    <style:style style:name="T3" style:family="text">
      <style:text-properties fo:font-weight="bold" officeooo:rsid="0016c3b1" style:font-weight-asian="bold" style:font-weight-complex="bold"/>
    </style:style>
    <style:style style:name="T4" style:family="text">
      <style:text-properties officeooo:rsid="0016c3b1"/>
    </style:style>
    <style:style style:name="T5" style:family="text">
      <style:text-properties officeooo:rsid="0018f56d"/>
    </style:style>
    <style:style style:name="T6" style:family="text">
      <style:text-properties officeooo:rsid="00190d2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19a4ab"/>
    </style:style>
    <style:style style:name="T9" style:family="text">
      <style:text-properties officeooo:rsid="001f2100"/>
    </style:style>
    <style:style style:name="T10" style:family="text">
      <style:text-properties officeooo:rsid="00204ede"/>
    </style:style>
    <style:style style:name="T11" style:family="text">
      <style:text-properties officeooo:rsid="0020f490"/>
    </style:style>
    <style:style style:name="T12" style:family="text">
      <style:text-properties officeooo:rsid="002114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</text:p>
      <text:p text:style-name="P2"/>
      <text:p text:style-name="P6"><text:span text:style-name="T2">2 robots: </text:span><text:span text:style-name="T1">Dexter Industries GoPiGo3</text:span></text:p>
      <text:p text:style-name="P2">Game: One robot is running away, another is chasing it.</text:p>
      <text:p text:style-name="P2"/>
      <text:p text:style-name="P2">Objective: </text:p>
      <text:p text:style-name="P2">- One robot <text:span text:style-name="T4">(</text:span><text:span text:style-name="T3">A</text:span><text:span text:style-name="T4">) </text:span>should be able to run away, avoiding obstacles (distance sensor?). Recognition of the environment (to only do that in the lab; later). <text:span text:style-name="T4">Unpredictable movement.</text:span></text:p>
      <text:p text:style-name="P2">- Another robot <text:span text:style-name="T4">(</text:span><text:span text:style-name="T3">B</text:span><text:span text:style-name="T4">) </text:span>should catch the second one. Image recognition of the first <text:span text:style-name="T5">robot</text:span> (target). Avoiding obstacles (distance sensor?). Recognition of the environment (to only do that in the lab; later). Optimal policy (<text:span text:style-name="T4">catch faster; A*? Dijkstra?</text:span>)</text:p>
      <text:p text:style-name="P2"/>
      <text:p text:style-name="P3">Recognizing the first robot: <text:span text:style-name="T5">Open CV.</text:span></text:p>
      <text:p text:style-name="P3"/>
      <text:p text:style-name="P3">Steps:</text:p>
      <text:p text:style-name="P3"><text:span text:style-name="T7">- Program robot A. Make it move, avoiding obstacles.</text:span></text:p>
      <text:p text:style-name="P3">- Robot B. <text:span text:style-name="T5">Recognize</text:span> a flag of a certain color on robot A<text:span text:style-name="T6">(?)</text:span>. Avoiding obstacles.</text:p>
      <text:p text:style-name="P3">- <text:span text:style-name="T10">Robot B follows the target</text:span></text:p>
      <text:p text:style-name="P3"><text:span text:style-name="T7">- <text:s/>Unpredictable movement. </text:span><text:span text:style-name="T8">How to?</text:span></text:p>
      <text:p text:style-name="P13">…</text:p>
      <text:p text:style-name="P13">- <text:span text:style-name="T10">Reinforced learning</text:span></text:p>
      <text:p text:style-name="P3"/>
      <text:p text:style-name="P4">Coordinates of a color on the screen</text:p>
      <text:p text:style-name="P3"><text:a xlink:type="simple" xlink:href="https://stackoverflow.com/questions/48145249/how-to-get-screen-coordinates-from-color-detection-resultant-area-obtained-from" text:style-name="Internet_20_link" text:visited-style-name="Visited_20_Internet_20_Link">https://stackoverflow.com/questions/48145249/how-to-get-screen-coordinates-from-color-detection-resultant-area-obtained-from</text:a></text:p>
      <text:p text:style-name="P3"/>
      <text:p text:style-name="P5">Object tracking:</text:p>
      <text:p text:style-name="P5"><text:a xlink:type="simple" xlink:href="https://www.pyimagesearch.com/2018/07/23/simple-object-tracking-with-opencv/" text:style-name="Internet_20_link" text:visited-style-name="Visited_20_Internet_20_Link">https://www.pyimagesearch.com/2018/07/23/simple-object-tracking-with-opencv/</text:a></text:p>
      <text:p text:style-name="P5"/>
      <text:p text:style-name="P5"/>
      <text:p text:style-name="P11"><text:span text:style-name="T9">R</text:span>einforced learning:</text:p>
      <text:p text:style-name="P12">Le tableau de recompense est formé progressivement à partir de l’observation de la correspondance entre couples états-actions et vitesse du robot.</text:p>
      <text:p text:style-name="P3"/>
      <text:p text:style-name="P9">Reinforced learning: </text:p>
      <text:p text:style-name="P10">Robot A : to avoid obstacles smartly. <text:span text:style-name="T11">Map of recompense? Visaul Odometry?</text:span></text:p>
      <text:p text:style-name="P9">Robot B : To follow and try to predict movement of the robot A. <text:span text:style-name="T12">Recognize robot 1 and not just the color.</text:span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val" svg:font-family="interval, verdan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Liberation Sans1" style:font-family-asian="'Liberation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37:16.542521208</meta:creation-date>
    <dc:date>2019-06-04T13:12:08.792325735</dc:date>
    <meta:editing-duration>PT1H49M10S</meta:editing-duration>
    <meta:editing-cycles>10</meta:editing-cycles>
    <meta:generator>LibreOffice/6.1.0.3$Linux_X86_64 LibreOffice_project/10$Build-3</meta:generator>
    <meta:document-statistic meta:table-count="0" meta:image-count="0" meta:object-count="0" meta:page-count="2" meta:paragraph-count="23" meta:word-count="199" meta:character-count="1404" meta:non-whitespace-character-count="1225"/>
  </office:meta>
</office:document-meta>
</file>